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y 7</text:p>
      <text:p text:style-name="Standard">12/10/11</text:p>
      <text:p text:style-name="Standard"/>
      <text:p text:style-name="Standard"/>
      <text:p text:style-name="P1">Test Review:</text:p>
      <text:p text:style-name="Standard"/>
      <text:p text:style-name="Standard">Review string functions/parsing strings</text:p>
      <text:p text:style-name="Standard">writing classes</text:p>
      <text:p text:style-name="Standard"/>
      <text:p text:style-name="P1">Fourier Transforms:</text:p>
      <text:p text:style-name="Standard"/>
      <text:p text:style-name="Standard">Wave with multiple waveforms in time domain → new domain dealing with frequency</text:p>
      <text:p text:style-name="Standard"/>
      <text:p text:style-name="P1">Regular Expressions:</text:p>
      <text:p text:style-name="Standard"/>
      <text:p text:style-name="Standard">grep ^hello ___.txt ← start at beginning of line</text:p>
      <text:p text:style-name="Standard"/>
      <text:p text:style-name="Standard">match words ending in “___”</text:p>
      <text:p text:style-name="Standard"/>
      <text:p text:style-name="Standard">grep “t\&gt;” ____.txt</text:p>
      <text:p text:style-name="Standard"/>
      <text:p text:style-name="Standard">matching any line ending in “____”</text:p>
      <text:p text:style-name="Standard"/>
      <text:p text:style-name="Standard">grep “t$” ___.txt</text:p>
      <text:p text:style-name="Standard"/>
      <text:p text:style-name="Standard">match words ending in a vowel:</text:p>
      <text:p text:style-name="Standard"/>
      <text:p text:style-name="Standard">grep “[aeiou]\&gt;” ____.txt</text:p>
      <text:p text:style-name="Standard"/>
      <text:p text:style-name="Standard">lines starting with a numeral:</text:p>
      <text:p text:style-name="Standard"/>
      <text:p text:style-name="Standard">grep “^[0-9]” ____.txt</text:p>
      <text:p text:style-name="Standard"/>
      <text:p text:style-name="Standard">match words NOT ending in a vowel:</text:p>
      <text:p text:style-name="Standard"/>
      <text:p text:style-name="Standard">grep “[^aeiou]\&gt;” ___.txt</text:p>
      <text:p text:style-name="Standard"/>
      <text:p text:style-name="Standard">match words NOT starting with a <text:s/>vowel:</text:p>
      <text:p text:style-name="Standard">grep “^[^aeiou]” ___.txt</text:p>
      <text:p text:style-name="Standard"/>
      <text:p text:style-name="Standard">beginning of a word</text:p>
      <text:p text:style-name="Standard">“\&lt;”</text:p>
      <text:p text:style-name="Standard"/>
      <text:p text:style-name="Standard">matching words that end in to vowels:</text:p>
      <text:p text:style-name="Standard"/>
      <text:p text:style-name="Standard">grep “[aeiou]\{2\}\&gt;” ___.txt</text:p>
      <text:p text:style-name="Standard"/>
      <text:p text:style-name="Standard">at least one vowel:</text:p>
      <text:p text:style-name="Standard"/>
      <text:p text:style-name="Standard"><text:soft-page-break/>grep “[aeiou]\+\&gt;” ____.txt</text:p>
      <text:p text:style-name="Standard"/>
      <text:p text:style-name="Standard">five letter words starting with t and ending with o</text:p>
      <text:p text:style-name="Standard"/>
      <text:p text:style-name="Standard">grep “\t...o\” /usr/share/dict/words</text:p>
      <text:p text:style-name="Standard"/>
      <text:p text:style-name="Standard">grep “\&lt;t.*o\&gt;” /usr/share/dict/words</text:p>
      <text:p text:style-name="Standard"/>
      <text:p text:style-name="Standard">grep “^[a-z]\{2\}$”</text:p>
      <text:p text:style-name="Standard"/>
      <text:p text:style-name="Standard">grep “&lt;\q[^u]”</text:p>
      <text:p text:style-name="Standard"/>
      <text:p text:style-name="P2">python regex</text:p>
      <text:p text:style-name="Standard"/>
      <text:p text:style-name="Standard">import re</text:p>
      <text:p text:style-name="Standard"/>
      <text:p text:style-name="Standard">results = re.search(my_regex,my_string)</text:p>
      <text:p text:style-name="Standard"/>
      <text:p text:style-name="Standard">my_file = open(“bookmarks.html”)</text:p>
      <text:p text:style-name="Standard">all_text = myfile.read()</text:p>
      <text:p text:style-name="Standard">regex = “HREF=\”[^\”]*\””</text:p>
      <text:p text:style-name="Standard">OR</text:p>
      <text:p text:style-name="Standard">regex = “HREF=\”([^\”]*)\””</text:p>
      <text:p text:style-name="Standard"/>
      <text:p text:style-name="Standard">results = re.search(regex, line)</text:p>
      <text:p text:style-name="Standard">Print results.groups()</text:p>
      <text:p text:style-name="Standard"/>
      <text:p text:style-name="Standard">results = re.findall(regex, line)</text:p>
      <text:p text:style-name="Standard">for result in results:</text:p>
      <text:p text:style-name="Standard"><text:tab/>Print result</text:p>
      <text:p text:style-name="Standard"/>
      <text:p text:style-name="Standard">import urllib2</text:p>
      <text:p text:style-name="Standard"/>
      <text:p text:style-name="Standard">url_object = urllib2.urlopen(URL)</text:p>
      <text:p text:style-name="Standard"/>
      <text:p text:style-name="Standard">for line in URL_object:</text:p>
      <text:p text:style-name="Standard"><text:tab/>print line</text:p>
      <text:p text:style-name="Standard"/>
      <text:p text:style-name="Standard"/>
      <text:p text:style-name="Standard">def crawl(starting_url):</text:p>
      <text:p text:style-name="Standard"><text:tab/>urls[starting_url</text:p>
      <text:p text:style-name="Standard"/>
      <text:p text:style-name="Standard"><text:tab/>while len(urls)&gt;0:</text:p>
      <text:p text:style-name="Standard"><text:tab/>url=ur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</meta:initial-creator>
    <meta:creation-date>2011-10-12T09:34:30</meta:creation-date>
    <dc:date>2011-10-12T11:32:37</dc:date>
    <dc:creator>Stephen </dc:creator>
    <meta:editing-duration>PT1H58M8S</meta:editing-duration>
    <meta:editing-cycles>11</meta:editing-cycles>
    <meta:generator>LibreOffice/3.3$Linux LibreOffice_project/330m19$Build-301</meta:generator>
    <meta:document-statistic meta:table-count="0" meta:image-count="0" meta:object-count="0" meta:page-count="2" meta:paragraph-count="53" meta:word-count="203" meta:character-count="1307"/>
  </office:meta>
</office:document-meta>
</file>